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Glossary</text:p>
      <text:p text:style-name="P2"/>
      <text:p text:style-name="P3">Steel corner:<text:s/>an angle iron attached to an I beam to provide support for the ends of joists. This is the shelf structure.</text:p>
      <text:p text:style-name="P4">Boxe:<text:s/>a container, case, or receptacle, usually rectangular, of wood, metal, cardboard, etc., and often with a lid or removable cover.</text:p>
      <text:p text:style-name="P5">Caps: part of the door that is from a boxe<text:s/>and used to open it.<text:s/></text:p>
      <text:p text:style-name="P6">Cross rail:<text:s/>pieces on which panels are deposed.</text:p>
      <text:p text:style-name="P7">Wooden battens:<text:s/>along thin piece of wood that is used to connect and support other<text:s/>boxes.</text:p>
      <text:p text:style-name="P8">Panels:<text:s/>a<text:s/>flat piece of wood, glass, or other material that forms part of something such as a door or wall.</text:p>
      <text:p text:style-name="P9">Cabinet:<text:s/>the entire boxe assembly.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s ARGYRAKIS</meta:initial-creator>
    <dc:creator>Yannis ARGYRAKIS</dc:creator>
    <meta:creation-date>2019-02-14T12:13:00Z</meta:creation-date>
    <dc:date>2019-02-20T12:26:00Z</dc:date>
    <meta:template xlink:href="Normal" xlink:type="simple"/>
    <meta:editing-cycles>6</meta:editing-cycles>
    <meta:editing-duration>PT4680S</meta:editing-duration>
    <meta:document-statistic meta:page-count="1" meta:paragraph-count="1" meta:word-count="91" meta:character-count="615" meta:row-count="4" meta:non-whitespace-character-count="525"/>
  </office:meta>
</office:document-meta>
</file>